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1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4"/>
    <style:style style:name="ce5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a" table:style-name="ta1">
        <table:shapes>
          <draw:frame draw:z-index="0" draw:style-name="gr1" draw:text-style-name="P1" svg:width="309.51mm" svg:height="174.09mm" svg:x="106.49mm" svg:y="150.95mm">
            <draw:object draw:notify-on-update-of-ranges="Tabela.A4:Tabela.A4 Tabela.A5:Tabela.A25 Tabela.B4:Tabela.B4 Tabela.B5:Tabela.B25 Tabela.H4:Tabela.H4 Tabela.H5:Tabela.H25 Tabela.G4:Tabela.G4 Tabela.G5:Tabela.G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Tabela 6784 - Produto Interno Bruto, Produto Interno Bruto per capita, População residente e Deflator</text:p>
          </table:table-cell>
          <table:table-cell table:style-name="ce1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Brasil</text:p>
          </table:table-cell>
          <table:table-cell table:style-name="ce1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Variável</text:p>
          </table:table-cell>
          <table:table-cell table:number-columns-repeated="2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/>
          <table:table-cell table:style-name="Default" table:number-columns-repeated="5"/>
        </table:table-row>
        <table:table-row table:style-name="ro2">
          <table:table-cell office:value-type="string" calcext:value-type="string">
            <text:p>Ano</text:p>
          </table:table-cell>
          <table:table-cell table:style-name="ce1" office:value-type="string" calcext:value-type="string">
            <text:p>PIB - valores correntes (Milhões de Reais)</text:p>
          </table:table-cell>
          <table:table-cell office:value-type="string" calcext:value-type="string">
            <text:p>PIB - deflator - variação anual (%)</text:p>
          </table:table-cell>
          <table:table-cell office:value-type="string" calcext:value-type="string">
            <text:p>População residente (Mil pessoas)</text:p>
          </table:table-cell>
          <table:table-cell table:style-name="ce1" office:value-type="string" calcext:value-type="string">
            <text:p>PIB per capita - valores correntes (Reais)</text:p>
          </table:table-cell>
          <table:table-cell office:value-type="string" calcext:value-type="string">
            <text:p>indice</text:p>
          </table:table-cell>
          <table:table-cell table:style-name="Default" office:value-type="string" calcext:value-type="string">
            <text:p>PIB-REAL</text:p>
          </table:table-cell>
          <table:table-cell table:style-name="Default" office:value-type="string" calcext:value-type="string">
            <text:p>PIBr2016</text:p>
          </table:table-cell>
          <table:table-cell table:style-name="Default" office:value-type="string" calcext:value-type="string">
            <text:p>PIBpcR2016</text:p>
          </table:table-cell>
          <table:table-cell table:style-name="Default" office:value-type="string" calcext:value-type="string">
            <text:p>crescRPIB</text:p>
          </table:table-cell>
          <table:table-cell table:style-name="Default" office:value-type="string" calcext:value-type="string">
            <text:p>cresRPIBpc</text:p>
          </table:table-cell>
        </table:table-row>
        <table:table-row table:style-name="ro2">
          <table:table-cell office:value-type="string" calcext:value-type="string">
            <text:p>1996</text:p>
          </table:table-cell>
          <table:table-cell office:value-type="float" office:value="854764" calcext:value-type="float">
            <text:p>854,764</text:p>
          </table:table-cell>
          <table:table-cell office:value-type="float" office:value="18.5" calcext:value-type="float">
            <text:p>18.5</text:p>
          </table:table-cell>
          <table:table-cell office:value-type="float" office:value="163538" calcext:value-type="float">
            <text:p>163538</text:p>
          </table:table-cell>
          <table:table-cell office:value-type="float" office:value="5226.69" calcext:value-type="float">
            <text:p>5,226.69</text:p>
          </table:table-cell>
          <table:table-cell table:style-name="ce5" table:formula="of:=[.C5]/[.C5]" office:value-type="float" office:value="1" calcext:value-type="float">
            <text:p>1.00000</text:p>
          </table:table-cell>
          <table:table-cell table:formula="of:=[.B5]/[.F5]" office:value-type="float" office:value="854764" calcext:value-type="float">
            <text:p>854,764</text:p>
          </table:table-cell>
          <table:table-cell table:formula="of:=[.B5]*([.F$25]/[.F5])" office:value-type="float" office:value="2208710.176" calcext:value-type="float">
            <text:p>2,208,710</text:p>
          </table:table-cell>
          <table:table-cell table:formula="of:=[.E5]*([.F$25]/[.F5])" office:value-type="float" office:value="13505.76696" calcext:value-type="float">
            <text:p>13,506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1997</text:p>
          </table:table-cell>
          <table:table-cell office:value-type="float" office:value="952089" calcext:value-type="float">
            <text:p>952,089</text:p>
          </table:table-cell>
          <table:table-cell office:value-type="float" office:value="7.7" calcext:value-type="float">
            <text:p>7.7</text:p>
          </table:table-cell>
          <table:table-cell office:value-type="float" office:value="166104" calcext:value-type="float">
            <text:p>166104</text:p>
          </table:table-cell>
          <table:table-cell office:value-type="float" office:value="5731.89" calcext:value-type="float">
            <text:p>5,731.89</text:p>
          </table:table-cell>
          <table:table-cell table:formula="of:=[.F5]*1+[.C6]/100" office:value-type="float" office:value="1.077" calcext:value-type="float">
            <text:p>1.077</text:p>
          </table:table-cell>
          <table:table-cell table:formula="of:=[.B6]/[.F6]" office:value-type="float" office:value="884019.498607242" calcext:value-type="float">
            <text:p>884,019</text:p>
          </table:table-cell>
          <table:table-cell table:formula="of:=[.B6]*([.F$25]/[.F6])" office:value-type="float" office:value="2284306.38440112" calcext:value-type="float">
            <text:p>2,284,306</text:p>
          </table:table-cell>
          <table:table-cell table:formula="of:=[.E6]*([.F$25]/[.F6])" office:value-type="float" office:value="13752.2783286908" calcext:value-type="float">
            <text:p>13,752</text:p>
          </table:table-cell>
          <table:table-cell table:formula="of:=([.H6]-[.H5])/[.H5]*100" office:value-type="float" office:value="3.42264047236925" calcext:value-type="float">
            <text:p>3.42</text:p>
          </table:table-cell>
          <table:table-cell table:formula="of:=([.I6]-[.I5])/[.I5]*100" office:value-type="float" office:value="1.82523043245822" calcext:value-type="float">
            <text:p>1.83</text:p>
          </table:table-cell>
        </table:table-row>
        <table:table-row table:style-name="ro2">
          <table:table-cell office:value-type="string" calcext:value-type="string">
            <text:p>1998</text:p>
          </table:table-cell>
          <table:table-cell office:value-type="float" office:value="1002351" calcext:value-type="float">
            <text:p>1,002,351</text:p>
          </table:table-cell>
          <table:table-cell office:value-type="float" office:value="4.9" calcext:value-type="float">
            <text:p>4.9</text:p>
          </table:table-cell>
          <table:table-cell office:value-type="float" office:value="168693" calcext:value-type="float">
            <text:p>168693</text:p>
          </table:table-cell>
          <table:table-cell office:value-type="float" office:value="5941.86" calcext:value-type="float">
            <text:p>5,941.86</text:p>
          </table:table-cell>
          <table:table-cell table:formula="of:=[.F6]*1+[.C7]/100" office:value-type="float" office:value="1.126" calcext:value-type="float">
            <text:p>1.126</text:p>
          </table:table-cell>
          <table:table-cell table:formula="of:=[.B7]/[.F7]" office:value-type="float" office:value="890187.388987567" calcext:value-type="float">
            <text:p>890,187</text:p>
          </table:table-cell>
          <table:table-cell table:formula="of:=[.B7]*([.F$25]/[.F7])" office:value-type="float" office:value="2300244.21314387" calcext:value-type="float">
            <text:p>2,300,244</text:p>
          </table:table-cell>
          <table:table-cell table:formula="of:=[.E7]*([.F$25]/[.F7])" office:value-type="float" office:value="13635.671616341" calcext:value-type="float">
            <text:p>13,636</text:p>
          </table:table-cell>
          <table:table-cell table:formula="of:=([.H7]-[.H6])/[.H6]*100" office:value-type="float" office:value="0.697709766587937" calcext:value-type="float">
            <text:p>0.70</text:p>
          </table:table-cell>
          <table:table-cell table:formula="of:=([.I7]-[.I6])/[.I6]*100" office:value-type="float" office:value="-0.847908321536107" calcext:value-type="float">
            <text:p>-0.85</text:p>
          </table:table-cell>
        </table:table-row>
        <table:table-row table:style-name="ro2">
          <table:table-cell office:value-type="string" calcext:value-type="string">
            <text:p>1999</text:p>
          </table:table-cell>
          <table:table-cell office:value-type="float" office:value="1087710" calcext:value-type="float">
            <text:p>1,087,710</text:p>
          </table:table-cell>
          <table:table-cell office:value-type="float" office:value="8" calcext:value-type="float">
            <text:p>8</text:p>
          </table:table-cell>
          <table:table-cell office:value-type="float" office:value="171256" calcext:value-type="float">
            <text:p>171256</text:p>
          </table:table-cell>
          <table:table-cell office:value-type="float" office:value="6351.36" calcext:value-type="float">
            <text:p>6,351.36</text:p>
          </table:table-cell>
          <table:table-cell table:formula="of:=[.F7]*1+[.C8]/100" office:value-type="float" office:value="1.206" calcext:value-type="float">
            <text:p>1.206</text:p>
          </table:table-cell>
          <table:table-cell table:formula="of:=[.B8]/[.F8]" office:value-type="float" office:value="901915.422885572" calcext:value-type="float">
            <text:p>901,915</text:p>
          </table:table-cell>
          <table:table-cell table:formula="of:=[.B8]*([.F$25]/[.F8])" office:value-type="float" office:value="2330549.45273632" calcext:value-type="float">
            <text:p>2,330,549</text:p>
          </table:table-cell>
          <table:table-cell table:formula="of:=[.E8]*([.F$25]/[.F8])" office:value-type="float" office:value="13608.552437811" calcext:value-type="float">
            <text:p>13,609</text:p>
          </table:table-cell>
          <table:table-cell table:formula="of:=([.H8]-[.H7])/[.H7]*100" office:value-type="float" office:value="1.31747922326152" calcext:value-type="float">
            <text:p>1.32</text:p>
          </table:table-cell>
          <table:table-cell table:formula="of:=([.I8]-[.I7])/[.I7]*100" office:value-type="float" office:value="-0.19888406888288" calcext:value-type="float">
            <text:p>-0.20</text:p>
          </table:table-cell>
        </table:table-row>
        <table:table-row table:style-name="ro2">
          <table:table-cell office:value-type="string" calcext:value-type="string">
            <text:p>2000</text:p>
          </table:table-cell>
          <table:table-cell office:value-type="float" office:value="1199092" calcext:value-type="float">
            <text:p>1,199,092</text:p>
          </table:table-cell>
          <table:table-cell office:value-type="float" office:value="5.6" calcext:value-type="float">
            <text:p>5.6</text:p>
          </table:table-cell>
          <table:table-cell office:value-type="float" office:value="173766" calcext:value-type="float">
            <text:p>173766</text:p>
          </table:table-cell>
          <table:table-cell office:value-type="float" office:value="6900.62" calcext:value-type="float">
            <text:p>6,900.62</text:p>
          </table:table-cell>
          <table:table-cell table:formula="of:=[.F8]*1+[.C9]/100" office:value-type="float" office:value="1.262" calcext:value-type="float">
            <text:p>1.262</text:p>
          </table:table-cell>
          <table:table-cell table:formula="of:=[.B9]/[.F9]" office:value-type="float" office:value="950152.139461173" calcext:value-type="float">
            <text:p>950,152</text:p>
          </table:table-cell>
          <table:table-cell table:formula="of:=[.B9]*([.F$25]/[.F9])" office:value-type="float" office:value="2455193.12836767" calcext:value-type="float">
            <text:p>2,455,193</text:p>
          </table:table-cell>
          <table:table-cell table:formula="of:=[.E9]*([.F$25]/[.F9])" office:value-type="float" office:value="14129.3201901743" calcext:value-type="float">
            <text:p>14,129</text:p>
          </table:table-cell>
          <table:table-cell table:formula="of:=([.H9]-[.H8])/[.H8]*100" office:value-type="float" office:value="5.34825276867678" calcext:value-type="float">
            <text:p>5.35</text:p>
          </table:table-cell>
          <table:table-cell table:formula="of:=([.I9]-[.I8])/[.I8]*100" office:value-type="float" office:value="3.82676816467595" calcext:value-type="float">
            <text:p>3.83</text:p>
          </table:table-cell>
        </table:table-row>
        <table:table-row table:style-name="ro2">
          <table:table-cell office:value-type="string" calcext:value-type="string">
            <text:p>2001</text:p>
          </table:table-cell>
          <table:table-cell office:value-type="float" office:value="1315755" calcext:value-type="float">
            <text:p>1,315,755</text:p>
          </table:table-cell>
          <table:table-cell office:value-type="float" office:value="8.2" calcext:value-type="float">
            <text:p>8.2</text:p>
          </table:table-cell>
          <table:table-cell office:value-type="float" office:value="176209" calcext:value-type="float">
            <text:p>176209</text:p>
          </table:table-cell>
          <table:table-cell office:value-type="float" office:value="7467.03" calcext:value-type="float">
            <text:p>7,467.03</text:p>
          </table:table-cell>
          <table:table-cell table:formula="of:=[.F9]*1+[.C10]/100" office:value-type="float" office:value="1.344" calcext:value-type="float">
            <text:p>1.344</text:p>
          </table:table-cell>
          <table:table-cell table:formula="of:=[.B10]/[.F10]" office:value-type="float" office:value="978984.375" calcext:value-type="float">
            <text:p>978,984</text:p>
          </table:table-cell>
          <table:table-cell table:formula="of:=[.B10]*([.F$25]/[.F10])" office:value-type="float" office:value="2529695.625" calcext:value-type="float">
            <text:p>2,529,696</text:p>
          </table:table-cell>
          <table:table-cell table:formula="of:=[.E10]*([.F$25]/[.F10])" office:value-type="float" office:value="14356.2541071429" calcext:value-type="float">
            <text:p>14,356</text:p>
          </table:table-cell>
          <table:table-cell table:formula="of:=([.H10]-[.H9])/[.H9]*100" office:value-type="float" office:value="3.03448619872368" calcext:value-type="float">
            <text:p>3.03</text:p>
          </table:table-cell>
          <table:table-cell table:formula="of:=([.I10]-[.I9])/[.I9]*100" office:value-type="float" office:value="1.6061205628728" calcext:value-type="float">
            <text:p>1.61</text:p>
          </table:table-cell>
        </table:table-row>
        <table:table-row table:style-name="ro2">
          <table:table-cell office:value-type="string" calcext:value-type="string">
            <text:p>2002</text:p>
          </table:table-cell>
          <table:table-cell office:value-type="float" office:value="1488787" calcext:value-type="float">
            <text:p>1,488,787</text:p>
          </table:table-cell>
          <table:table-cell office:value-type="float" office:value="9.8" calcext:value-type="float">
            <text:p>9.8</text:p>
          </table:table-cell>
          <table:table-cell office:value-type="float" office:value="178499" calcext:value-type="float">
            <text:p>178499</text:p>
          </table:table-cell>
          <table:table-cell office:value-type="float" office:value="8340.58" calcext:value-type="float">
            <text:p>8,340.58</text:p>
          </table:table-cell>
          <table:table-cell table:formula="of:=[.F10]*1+[.C11]/100" office:value-type="float" office:value="1.442" calcext:value-type="float">
            <text:p>1.442</text:p>
          </table:table-cell>
          <table:table-cell table:formula="of:=[.B11]/[.F11]" office:value-type="float" office:value="1032445.90846047" calcext:value-type="float">
            <text:p>1,032,446</text:p>
          </table:table-cell>
          <table:table-cell table:formula="of:=[.B11]*([.F$25]/[.F11])" office:value-type="float" office:value="2667840.22746186" calcext:value-type="float">
            <text:p>2,667,840</text:p>
          </table:table-cell>
          <table:table-cell table:formula="of:=[.E11]*([.F$25]/[.F11])" office:value-type="float" office:value="14945.9491816921" calcext:value-type="float">
            <text:p>14,946</text:p>
          </table:table-cell>
          <table:table-cell table:formula="of:=([.H11]-[.H10])/[.H10]*100" office:value-type="float" office:value="5.4609179498367" calcext:value-type="float">
            <text:p>5.46</text:p>
          </table:table-cell>
          <table:table-cell table:formula="of:=([.I11]-[.I10])/[.I10]*100" office:value-type="float" office:value="4.10758314911575" calcext:value-type="float">
            <text:p>4.11</text:p>
          </table:table-cell>
        </table:table-row>
        <table:table-row table:style-name="ro2">
          <table:table-cell office:value-type="string" calcext:value-type="string">
            <text:p>2003</text:p>
          </table:table-cell>
          <table:table-cell office:value-type="float" office:value="1717950" calcext:value-type="float">
            <text:p>1,717,950</text:p>
          </table:table-cell>
          <table:table-cell office:value-type="float" office:value="14.1" calcext:value-type="float">
            <text:p>14.1</text:p>
          </table:table-cell>
          <table:table-cell office:value-type="float" office:value="180708" calcext:value-type="float">
            <text:p>180708</text:p>
          </table:table-cell>
          <table:table-cell office:value-type="float" office:value="9506.76" calcext:value-type="float">
            <text:p>9,506.76</text:p>
          </table:table-cell>
          <table:table-cell table:formula="of:=[.F11]*1+[.C12]/100" office:value-type="float" office:value="1.583" calcext:value-type="float">
            <text:p>1.583</text:p>
          </table:table-cell>
          <table:table-cell table:formula="of:=[.B12]/[.F12]" office:value-type="float" office:value="1085249.52621605" calcext:value-type="float">
            <text:p>1,085,250</text:p>
          </table:table-cell>
          <table:table-cell table:formula="of:=[.B12]*([.F$25]/[.F12])" office:value-type="float" office:value="2804284.77574226" calcext:value-type="float">
            <text:p>2,804,285</text:p>
          </table:table-cell>
          <table:table-cell table:formula="of:=[.E12]*([.F$25]/[.F12])" office:value-type="float" office:value="15518.2993303853" calcext:value-type="float">
            <text:p>15,518</text:p>
          </table:table-cell>
          <table:table-cell table:formula="of:=([.H12]-[.H11])/[.H11]*100" office:value-type="float" office:value="5.11441977956132" calcext:value-type="float">
            <text:p>5.11</text:p>
          </table:table-cell>
          <table:table-cell table:formula="of:=([.I12]-[.I11])/[.I11]*100" office:value-type="float" office:value="3.82946671191913" calcext:value-type="float">
            <text:p>3.83</text:p>
          </table:table-cell>
        </table:table-row>
        <table:table-row table:style-name="ro2">
          <table:table-cell office:value-type="string" calcext:value-type="string">
            <text:p>2004</text:p>
          </table:table-cell>
          <table:table-cell office:value-type="float" office:value="1957751" calcext:value-type="float">
            <text:p>1,957,751</text:p>
          </table:table-cell>
          <table:table-cell office:value-type="float" office:value="7.8" calcext:value-type="float">
            <text:p>7.8</text:p>
          </table:table-cell>
          <table:table-cell office:value-type="float" office:value="182865" calcext:value-type="float">
            <text:p>182865</text:p>
          </table:table-cell>
          <table:table-cell office:value-type="float" office:value="10705.99" calcext:value-type="float">
            <text:p>10,705.99</text:p>
          </table:table-cell>
          <table:table-cell table:formula="of:=[.F12]*1+[.C13]/100" office:value-type="float" office:value="1.661" calcext:value-type="float">
            <text:p>1.661</text:p>
          </table:table-cell>
          <table:table-cell table:formula="of:=[.B13]/[.F13]" office:value-type="float" office:value="1178658.03732691" calcext:value-type="float">
            <text:p>1,178,658</text:p>
          </table:table-cell>
          <table:table-cell table:formula="of:=[.B13]*([.F$25]/[.F13])" office:value-type="float" office:value="3045652.36845274" calcext:value-type="float">
            <text:p>3,045,652</text:p>
          </table:table-cell>
          <table:table-cell table:formula="of:=[.E13]*([.F$25]/[.F13])" office:value-type="float" office:value="16655.1945574955" calcext:value-type="float">
            <text:p>16,655</text:p>
          </table:table-cell>
          <table:table-cell table:formula="of:=([.H13]-[.H12])/[.H12]*100" office:value-type="float" office:value="8.60709992074863" calcext:value-type="float">
            <text:p>8.61</text:p>
          </table:table-cell>
          <table:table-cell table:formula="of:=([.I13]-[.I12])/[.I12]*100" office:value-type="float" office:value="7.32615863958792" calcext:value-type="float">
            <text:p>7.33</text:p>
          </table:table-cell>
        </table:table-row>
        <table:table-row table:style-name="ro2">
          <table:table-cell office:value-type="string" calcext:value-type="string">
            <text:p>2005</text:p>
          </table:table-cell>
          <table:table-cell office:value-type="float" office:value="2170585" calcext:value-type="float">
            <text:p>2,170,585</text:p>
          </table:table-cell>
          <table:table-cell office:value-type="float" office:value="7.4" calcext:value-type="float">
            <text:p>7.4</text:p>
          </table:table-cell>
          <table:table-cell office:value-type="float" office:value="184991" calcext:value-type="float">
            <text:p>184991</text:p>
          </table:table-cell>
          <table:table-cell office:value-type="float" office:value="11733.45" calcext:value-type="float">
            <text:p>11,733.45</text:p>
          </table:table-cell>
          <table:table-cell table:formula="of:=[.F13]*1+[.C14]/100" office:value-type="float" office:value="1.735" calcext:value-type="float">
            <text:p>1.735</text:p>
          </table:table-cell>
          <table:table-cell table:formula="of:=[.B14]/[.F14]" office:value-type="float" office:value="1251057.63688761" calcext:value-type="float">
            <text:p>1,251,058</text:p>
          </table:table-cell>
          <table:table-cell table:formula="of:=[.B14]*([.F$25]/[.F14])" office:value-type="float" office:value="3232732.93371758" calcext:value-type="float">
            <text:p>3,232,733</text:p>
          </table:table-cell>
          <table:table-cell table:formula="of:=[.E14]*([.F$25]/[.F14])" office:value-type="float" office:value="17475.0632853026" calcext:value-type="float">
            <text:p>17,475</text:p>
          </table:table-cell>
          <table:table-cell table:formula="of:=([.H14]-[.H13])/[.H13]*100" office:value-type="float" office:value="6.14254493397356" calcext:value-type="float">
            <text:p>6.14</text:p>
          </table:table-cell>
          <table:table-cell table:formula="of:=([.I14]-[.I13])/[.I13]*100" office:value-type="float" office:value="4.92260072361712" calcext:value-type="float">
            <text:p>4.92</text:p>
          </table:table-cell>
        </table:table-row>
        <table:table-row table:style-name="ro2">
          <table:table-cell office:value-type="string" calcext:value-type="string">
            <text:p>2006</text:p>
          </table:table-cell>
          <table:table-cell office:value-type="float" office:value="2409450" calcext:value-type="float">
            <text:p>2,409,450</text:p>
          </table:table-cell>
          <table:table-cell office:value-type="float" office:value="6.8" calcext:value-type="float">
            <text:p>6.8</text:p>
          </table:table-cell>
          <table:table-cell office:value-type="float" office:value="187062" calcext:value-type="float">
            <text:p>187062</text:p>
          </table:table-cell>
          <table:table-cell office:value-type="float" office:value="12880.52" calcext:value-type="float">
            <text:p>12,880.52</text:p>
          </table:table-cell>
          <table:table-cell table:formula="of:=[.F14]*1+[.C15]/100" office:value-type="float" office:value="1.803" calcext:value-type="float">
            <text:p>1.803</text:p>
          </table:table-cell>
          <table:table-cell table:formula="of:=[.B15]/[.F15]" office:value-type="float" office:value="1336356.07321131" calcext:value-type="float">
            <text:p>1,336,356</text:p>
          </table:table-cell>
          <table:table-cell table:formula="of:=[.B15]*([.F$25]/[.F15])" office:value-type="float" office:value="3453144.09317804" calcext:value-type="float">
            <text:p>3,453,144</text:p>
          </table:table-cell>
          <table:table-cell table:formula="of:=[.E15]*([.F$25]/[.F15])" office:value-type="float" office:value="18459.9354853023" calcext:value-type="float">
            <text:p>18,460</text:p>
          </table:table-cell>
          <table:table-cell table:formula="of:=([.H15]-[.H14])/[.H14]*100" office:value-type="float" office:value="6.81810604153398" calcext:value-type="float">
            <text:p>6.82</text:p>
          </table:table-cell>
          <table:table-cell table:formula="of:=([.I15]-[.I14])/[.I14]*100" office:value-type="float" office:value="5.63587200755951" calcext:value-type="float">
            <text:p>5.64</text:p>
          </table:table-cell>
        </table:table-row>
        <table:table-row table:style-name="ro2">
          <table:table-cell office:value-type="string" calcext:value-type="string">
            <text:p>2007</text:p>
          </table:table-cell>
          <table:table-cell office:value-type="float" office:value="2720263" calcext:value-type="float">
            <text:p>2,720,263</text:p>
          </table:table-cell>
          <table:table-cell office:value-type="float" office:value="6.4" calcext:value-type="float">
            <text:p>6.4</text:p>
          </table:table-cell>
          <table:table-cell office:value-type="float" office:value="189038" calcext:value-type="float">
            <text:p>189038</text:p>
          </table:table-cell>
          <table:table-cell office:value-type="float" office:value="14390.01" calcext:value-type="float">
            <text:p>14,390.01</text:p>
          </table:table-cell>
          <table:table-cell table:formula="of:=[.F15]*1+[.C16]/100" office:value-type="float" office:value="1.867" calcext:value-type="float">
            <text:p>1.867</text:p>
          </table:table-cell>
          <table:table-cell table:formula="of:=[.B16]/[.F16]" office:value-type="float" office:value="1457023.56722014" calcext:value-type="float">
            <text:p>1,457,024</text:p>
          </table:table-cell>
          <table:table-cell table:formula="of:=[.B16]*([.F$25]/[.F16])" office:value-type="float" office:value="3764948.89769684" calcext:value-type="float">
            <text:p>3,764,949</text:p>
          </table:table-cell>
          <table:table-cell table:formula="of:=[.E16]*([.F$25]/[.F16])" office:value-type="float" office:value="19916.3287841457" calcext:value-type="float">
            <text:p>19,916</text:p>
          </table:table-cell>
          <table:table-cell table:formula="of:=([.H16]-[.H15])/[.H15]*100" office:value-type="float" office:value="9.02959147099592" calcext:value-type="float">
            <text:p>9.03</text:p>
          </table:table-cell>
          <table:table-cell table:formula="of:=([.I16]-[.I15])/[.I15]*100" office:value-type="float" office:value="7.88948206239934" calcext:value-type="float">
            <text:p>7.89</text:p>
          </table:table-cell>
        </table:table-row>
        <table:table-row table:style-name="ro2">
          <table:table-cell office:value-type="string" calcext:value-type="string">
            <text:p>2008</text:p>
          </table:table-cell>
          <table:table-cell office:value-type="float" office:value="3109803" calcext:value-type="float">
            <text:p>3,109,803</text:p>
          </table:table-cell>
          <table:table-cell office:value-type="float" office:value="8.8" calcext:value-type="float">
            <text:p>8.8</text:p>
          </table:table-cell>
          <table:table-cell office:value-type="float" office:value="191010" calcext:value-type="float">
            <text:p>191010</text:p>
          </table:table-cell>
          <table:table-cell office:value-type="float" office:value="16280.82" calcext:value-type="float">
            <text:p>16,280.82</text:p>
          </table:table-cell>
          <table:table-cell table:formula="of:=[.F16]*1+[.C17]/100" office:value-type="float" office:value="1.955" calcext:value-type="float">
            <text:p>1.955</text:p>
          </table:table-cell>
          <table:table-cell table:formula="of:=[.B17]/[.F17]" office:value-type="float" office:value="1590692.07161125" calcext:value-type="float">
            <text:p>1,590,692</text:p>
          </table:table-cell>
          <table:table-cell table:formula="of:=[.B17]*([.F$25]/[.F17])" office:value-type="float" office:value="4110348.31304348" calcext:value-type="float">
            <text:p>4,110,348</text:p>
          </table:table-cell>
          <table:table-cell table:formula="of:=[.E17]*([.F$25]/[.F17])" office:value-type="float" office:value="21518.9968695652" calcext:value-type="float">
            <text:p>21,519</text:p>
          </table:table-cell>
          <table:table-cell table:formula="of:=([.H17]-[.H16])/[.H16]*100" office:value-type="float" office:value="9.17407977457362" calcext:value-type="float">
            <text:p>9.17</text:p>
          </table:table-cell>
          <table:table-cell table:formula="of:=([.I17]-[.I16])/[.I16]*100" office:value-type="float" office:value="8.04700556407427" calcext:value-type="float">
            <text:p>8.05</text:p>
          </table:table-cell>
        </table:table-row>
        <table:table-row table:style-name="ro2">
          <table:table-cell office:value-type="string" calcext:value-type="string">
            <text:p>2009</text:p>
          </table:table-cell>
          <table:table-cell office:value-type="float" office:value="3333039" calcext:value-type="float">
            <text:p>3,333,039</text:p>
          </table:table-cell>
          <table:table-cell office:value-type="float" office:value="7.3" calcext:value-type="float">
            <text:p>7.3</text:p>
          </table:table-cell>
          <table:table-cell office:value-type="float" office:value="192981" calcext:value-type="float">
            <text:p>192981</text:p>
          </table:table-cell>
          <table:table-cell office:value-type="float" office:value="17271.34" calcext:value-type="float">
            <text:p>17,271.34</text:p>
          </table:table-cell>
          <table:table-cell table:formula="of:=[.F17]*1+[.C18]/100" office:value-type="float" office:value="2.028" calcext:value-type="float">
            <text:p>2.028</text:p>
          </table:table-cell>
          <table:table-cell table:formula="of:=[.B18]/[.F18]" office:value-type="float" office:value="1643510.35502959" calcext:value-type="float">
            <text:p>1,643,510</text:p>
          </table:table-cell>
          <table:table-cell table:formula="of:=[.B18]*([.F$25]/[.F18])" office:value-type="float" office:value="4246830.75739645" calcext:value-type="float">
            <text:p>4,246,831</text:p>
          </table:table-cell>
          <table:table-cell table:formula="of:=[.E18]*([.F$25]/[.F18])" office:value-type="float" office:value="22006.4805522682" calcext:value-type="float">
            <text:p>22,006</text:p>
          </table:table-cell>
          <table:table-cell table:formula="of:=([.H18]-[.H17])/[.H17]*100" office:value-type="float" office:value="3.32045933722619" calcext:value-type="float">
            <text:p>3.32</text:p>
          </table:table-cell>
          <table:table-cell table:formula="of:=([.I18]-[.I17])/[.I17]*100" office:value-type="float" office:value="2.26536434601414" calcext:value-type="float">
            <text:p>2.27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float" office:value="3885847" calcext:value-type="float">
            <text:p>3,885,847</text:p>
          </table:table-cell>
          <table:table-cell office:value-type="float" office:value="8.4" calcext:value-type="float">
            <text:p>8.4</text:p>
          </table:table-cell>
          <table:table-cell office:value-type="float" office:value="194891" calcext:value-type="float">
            <text:p>194891</text:p>
          </table:table-cell>
          <table:table-cell office:value-type="float" office:value="19938.6" calcext:value-type="float">
            <text:p>19,938.60</text:p>
          </table:table-cell>
          <table:table-cell table:formula="of:=[.F18]*1+[.C19]/100" office:value-type="float" office:value="2.112" calcext:value-type="float">
            <text:p>2.112</text:p>
          </table:table-cell>
          <table:table-cell table:formula="of:=[.B19]/[.F19]" office:value-type="float" office:value="1839889.6780303" calcext:value-type="float">
            <text:p>1,839,890</text:p>
          </table:table-cell>
          <table:table-cell table:formula="of:=[.B19]*([.F$25]/[.F19])" office:value-type="float" office:value="4754274.9280303" calcext:value-type="float">
            <text:p>4,754,275</text:p>
          </table:table-cell>
          <table:table-cell table:formula="of:=[.E19]*([.F$25]/[.F19])" office:value-type="float" office:value="24394.575" calcext:value-type="float">
            <text:p>24,395</text:p>
          </table:table-cell>
          <table:table-cell table:formula="of:=([.H19]-[.H18])/[.H18]*100" office:value-type="float" office:value="11.9487730880273" calcext:value-type="float">
            <text:p>11.95</text:p>
          </table:table-cell>
          <table:table-cell table:formula="of:=([.I19]-[.I18])/[.I18]*100" office:value-type="float" office:value="10.8517781480765" calcext:value-type="float">
            <text:p>10.85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float" office:value="4376382" calcext:value-type="float">
            <text:p>4,376,382</text:p>
          </table:table-cell>
          <table:table-cell office:value-type="float" office:value="8.3" calcext:value-type="float">
            <text:p>8.3</text:p>
          </table:table-cell>
          <table:table-cell office:value-type="float" office:value="196604" calcext:value-type="float">
            <text:p>196604</text:p>
          </table:table-cell>
          <table:table-cell office:value-type="float" office:value="22259.91" calcext:value-type="float">
            <text:p>22,259.91</text:p>
          </table:table-cell>
          <table:table-cell table:formula="of:=[.F19]*1+[.C20]/100" office:value-type="float" office:value="2.195" calcext:value-type="float">
            <text:p>2.195</text:p>
          </table:table-cell>
          <table:table-cell table:formula="of:=[.B20]/[.F20]" office:value-type="float" office:value="1993795.89977221" calcext:value-type="float">
            <text:p>1,993,796</text:p>
          </table:table-cell>
          <table:table-cell table:formula="of:=[.B20]*([.F$25]/[.F20])" office:value-type="float" office:value="5151968.60501139" calcext:value-type="float">
            <text:p>5,151,969</text:p>
          </table:table-cell>
          <table:table-cell table:formula="of:=[.E20]*([.F$25]/[.F20])" office:value-type="float" office:value="26204.832546697" calcext:value-type="float">
            <text:p>26,205</text:p>
          </table:table-cell>
          <table:table-cell table:formula="of:=([.H20]-[.H19])/[.H19]*100" office:value-type="float" office:value="8.36497011639692" calcext:value-type="float">
            <text:p>8.36</text:p>
          </table:table-cell>
          <table:table-cell table:formula="of:=([.I20]-[.I19])/[.I19]*100" office:value-type="float" office:value="7.4207382038713" calcext:value-type="float">
            <text:p>7.42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float" office:value="4814760" calcext:value-type="float">
            <text:p>4,814,760</text:p>
          </table:table-cell>
          <table:table-cell office:value-type="float" office:value="7.9" calcext:value-type="float">
            <text:p>7.9</text:p>
          </table:table-cell>
          <table:table-cell office:value-type="float" office:value="198315" calcext:value-type="float">
            <text:p>198315</text:p>
          </table:table-cell>
          <table:table-cell office:value-type="float" office:value="24278.35" calcext:value-type="float">
            <text:p>24,278.35</text:p>
          </table:table-cell>
          <table:table-cell table:formula="of:=[.F20]*1+[.C21]/100" office:value-type="float" office:value="2.274" calcext:value-type="float">
            <text:p>2.274</text:p>
          </table:table-cell>
          <table:table-cell table:formula="of:=[.B21]/[.F21]" office:value-type="float" office:value="2117308.70712401" calcext:value-type="float">
            <text:p>2,117,309</text:p>
          </table:table-cell>
          <table:table-cell table:formula="of:=[.B21]*([.F$25]/[.F21])" office:value-type="float" office:value="5471125.69920844" calcext:value-type="float">
            <text:p>5,471,126</text:p>
          </table:table-cell>
          <table:table-cell table:formula="of:=[.E21]*([.F$25]/[.F21])" office:value-type="float" office:value="27588.0635004397" calcext:value-type="float">
            <text:p>27,588</text:p>
          </table:table-cell>
          <table:table-cell table:formula="of:=([.H21]-[.H20])/[.H20]*100" office:value-type="float" office:value="6.19485712483972" calcext:value-type="float">
            <text:p>6.19</text:p>
          </table:table-cell>
          <table:table-cell table:formula="of:=([.I21]-[.I20])/[.I20]*100" office:value-type="float" office:value="5.27853384019072" calcext:value-type="float">
            <text:p>5.28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float" office:value="5331619" calcext:value-type="float">
            <text:p>5,331,619</text:p>
          </table:table-cell>
          <table:table-cell office:value-type="float" office:value="7.5" calcext:value-type="float">
            <text:p>7.5</text:p>
          </table:table-cell>
          <table:table-cell office:value-type="float" office:value="200004" calcext:value-type="float">
            <text:p>200004</text:p>
          </table:table-cell>
          <table:table-cell office:value-type="float" office:value="26657.54" calcext:value-type="float">
            <text:p>26,657.54</text:p>
          </table:table-cell>
          <table:table-cell table:formula="of:=[.F21]*1+[.C22]/100" office:value-type="float" office:value="2.349" calcext:value-type="float">
            <text:p>2.349</text:p>
          </table:table-cell>
          <table:table-cell table:formula="of:=[.B22]/[.F22]" office:value-type="float" office:value="2269739.8893146" calcext:value-type="float">
            <text:p>2,269,740</text:p>
          </table:table-cell>
          <table:table-cell table:formula="of:=[.B22]*([.F$25]/[.F22])" office:value-type="float" office:value="5865007.87398893" calcext:value-type="float">
            <text:p>5,865,008</text:p>
          </table:table-cell>
          <table:table-cell table:formula="of:=[.E22]*([.F$25]/[.F22])" office:value-type="float" office:value="29324.4288463176" calcext:value-type="float">
            <text:p>29,324</text:p>
          </table:table-cell>
          <table:table-cell table:formula="of:=([.H22]-[.H21])/[.H21]*100" office:value-type="float" office:value="7.19928944124743" calcext:value-type="float">
            <text:p>7.20</text:p>
          </table:table-cell>
          <table:table-cell table:formula="of:=([.I22]-[.I21])/[.I21]*100" office:value-type="float" office:value="6.29390078738274" calcext:value-type="float">
            <text:p>6.29</text:p>
          </table:table-cell>
        </table:table-row>
        <table:table-row table:style-name="ro2">
          <table:table-cell office:value-type="string" calcext:value-type="string">
            <text:p>2014</text:p>
          </table:table-cell>
          <table:table-cell office:value-type="float" office:value="5778953" calcext:value-type="float">
            <text:p>5,778,953</text:p>
          </table:table-cell>
          <table:table-cell office:value-type="float" office:value="7.8" calcext:value-type="float">
            <text:p>7.8</text:p>
          </table:table-cell>
          <table:table-cell office:value-type="float" office:value="201718" calcext:value-type="float">
            <text:p>201718</text:p>
          </table:table-cell>
          <table:table-cell office:value-type="float" office:value="28648.74" calcext:value-type="float">
            <text:p>28,648.74</text:p>
          </table:table-cell>
          <table:table-cell table:formula="of:=[.F22]*1+[.C23]/100" office:value-type="float" office:value="2.427" calcext:value-type="float">
            <text:p>2.427</text:p>
          </table:table-cell>
          <table:table-cell table:formula="of:=[.B23]/[.F23]" office:value-type="float" office:value="2381109.60032962" calcext:value-type="float">
            <text:p>2,381,110</text:p>
          </table:table-cell>
          <table:table-cell table:formula="of:=[.B23]*([.F$25]/[.F23])" office:value-type="float" office:value="6152787.20725175" calcext:value-type="float">
            <text:p>6,152,787</text:p>
          </table:table-cell>
          <table:table-cell table:formula="of:=[.E23]*([.F$25]/[.F23])" office:value-type="float" office:value="30501.9959456119" calcext:value-type="float">
            <text:p>30,502</text:p>
          </table:table-cell>
          <table:table-cell table:formula="of:=([.H23]-[.H22])/[.H22]*100" office:value-type="float" office:value="4.90671691233544" calcext:value-type="float">
            <text:p>4.91</text:p>
          </table:table-cell>
          <table:table-cell table:formula="of:=([.I23]-[.I22])/[.I22]*100" office:value-type="float" office:value="4.01565229272031" calcext:value-type="float">
            <text:p>4.02</text:p>
          </table:table-cell>
        </table:table-row>
        <table:table-row table:style-name="ro2">
          <table:table-cell office:value-type="string" calcext:value-type="string">
            <text:p>2015</text:p>
          </table:table-cell>
          <table:table-cell office:value-type="float" office:value="5995787" calcext:value-type="float">
            <text:p>5,995,787</text:p>
          </table:table-cell>
          <table:table-cell office:value-type="float" office:value="7.6" calcext:value-type="float">
            <text:p>7.6</text:p>
          </table:table-cell>
          <table:table-cell office:value-type="float" office:value="203476" calcext:value-type="float">
            <text:p>203476</text:p>
          </table:table-cell>
          <table:table-cell office:value-type="float" office:value="29466.85" calcext:value-type="float">
            <text:p>29,466.85</text:p>
          </table:table-cell>
          <table:table-cell table:formula="of:=[.F23]*1+[.C24]/100" office:value-type="float" office:value="2.503" calcext:value-type="float">
            <text:p>2.503</text:p>
          </table:table-cell>
          <table:table-cell table:formula="of:=[.B24]/[.F24]" office:value-type="float" office:value="2395440.27167399" calcext:value-type="float">
            <text:p>2,395,440</text:p>
          </table:table-cell>
          <table:table-cell table:formula="of:=[.B24]*([.F$25]/[.F24])" office:value-type="float" office:value="6189817.66200559" calcext:value-type="float">
            <text:p>6,189,818</text:p>
          </table:table-cell>
          <table:table-cell table:formula="of:=[.E24]*([.F$25]/[.F24])" office:value-type="float" office:value="30420.4316420296" calcext:value-type="float">
            <text:p>30,420</text:p>
          </table:table-cell>
          <table:table-cell table:formula="of:=([.H24]-[.H23])/[.H23]*100" office:value-type="float" office:value="0.601848455122869" calcext:value-type="float">
            <text:p>0.60</text:p>
          </table:table-cell>
          <table:table-cell table:formula="of:=([.I24]-[.I23])/[.I23]*100" office:value-type="float" office:value="-0.267406446869059" calcext:value-type="float">
            <text:p>-0.27</text:p>
          </table:table-cell>
        </table:table-row>
        <table:table-row table:style-name="ro2">
          <table:table-cell office:value-type="string" calcext:value-type="string">
            <text:p>2016</text:p>
          </table:table-cell>
          <table:table-cell office:value-type="float" office:value="6267205" calcext:value-type="float">
            <text:p>6,267,205</text:p>
          </table:table-cell>
          <table:table-cell office:value-type="float" office:value="8.1" calcext:value-type="float">
            <text:p>8.1</text:p>
          </table:table-cell>
          <table:table-cell office:value-type="float" office:value="205157" calcext:value-type="float">
            <text:p>205157</text:p>
          </table:table-cell>
          <table:table-cell office:value-type="float" office:value="30548.4" calcext:value-type="float">
            <text:p>30,548.40</text:p>
          </table:table-cell>
          <table:table-cell table:formula="of:=[.F24]*1+[.C25]/100" office:value-type="float" office:value="2.584" calcext:value-type="float">
            <text:p>2.584</text:p>
          </table:table-cell>
          <table:table-cell table:formula="of:=[.B25]/[.F25]" office:value-type="float" office:value="2425388.93188854" calcext:value-type="float">
            <text:p>2,425,389</text:p>
          </table:table-cell>
          <table:table-cell table:formula="of:=[.B25]*([.F$25]/[.F25])" office:value-type="float" office:value="6267205" calcext:value-type="float">
            <text:p>6,267,205</text:p>
          </table:table-cell>
          <table:table-cell table:formula="of:=[.E25]*([.F$25]/[.F25])" office:value-type="float" office:value="30548.4" calcext:value-type="float">
            <text:p>30,548</text:p>
          </table:table-cell>
          <table:table-cell table:formula="of:=([.H25]-[.H24])/[.H24]*100" office:value-type="float" office:value="1.2502361494334" calcext:value-type="float">
            <text:p>1.25</text:p>
          </table:table-cell>
          <table:table-cell table:formula="of:=([.I25]-[.I24])/[.I24]*100" office:value-type="float" office:value="0.420665819197765" calcext:value-type="float">
            <text:p>0.42</text:p>
          </table:table-cell>
        </table:table-row>
        <table:table-row table:style-name="ro1">
          <table:table-cell office:value-type="string" calcext:value-type="string">
            <text:p>Fonte: IBGE - Contas Nacionais Anuais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string" calcext:value-type="string">
            <text:p/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Sergio Rivero</dc:creator>
    <dc:date>2019-05-10T20:05:02.118893815</dc:date>
    <meta:editing-duration>PT24M41S</meta:editing-duration>
    <meta:editing-cycles>1</meta:editing-cycles>
    <meta:document-statistic meta:table-count="1" meta:cell-count="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952cm" svg:height="17.41cm" xlink:href=".." xlink:type="simple" chart:class="chart:line" chart:column-mapping="0 2 1" chart:style-name="ch1">
        <chart:legend chart:legend-position="bottom" svg:x="9.012cm" svg:y="16.811cm" style:legend-expansion="wide" chart:style-name="ch2"/>
        <chart:plot-area chart:style-name="ch3" table:cell-range-address="Tabela.A4:Tabela.B25 Tabela.G4:Tabela.H25" chart:data-source-has-labels="both" svg:x="0.619cm" svg:y="0.348cm" svg:width="29.714cm" svg:height="15.931cm">
          <chartooo:coordinate-region svg:x="2.378cm" svg:y="0.547cm" svg:width="27.583cm" svg:height="15.085cm"/>
          <chart:axis chart:dimension="x" chart:name="primary-x" chart:style-name="ch4" chartooo:axis-type="auto">
            <chartooo:date-scale/>
            <chart:categories table:cell-range-address="Tabela.A5:Tabela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a.B5:Tabela.B25" chart:label-cell-address="Tabela.B4:Tabela.B4" chart:class="chart:line">
            <chart:data-point chart:repeated="21"/>
          </chart:series>
          <chart:series chart:style-name="ch8" chart:values-cell-range-address="Tabela.H5:Tabela.H25" chart:label-cell-address="Tabela.H4:Tabela.H4" chart:class="chart:line">
            <chart:data-point chart:repeated="21"/>
          </chart:series>
          <chart:series chart:style-name="ch9" chart:values-cell-range-address="Tabela.G5:Tabela.G25" chart:label-cell-address="Tabela.G4:Tabela.G4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B - valores correntes (Milhões de Reais)</text:p>
                <draw:g>
                  <svg:desc>Tabela.B4:Tabela.B4</svg:desc>
                </draw:g>
              </table:table-cell>
              <table:table-cell office:value-type="string">
                <text:p>PIBr2016</text:p>
                <draw:g>
                  <svg:desc>Tabela.H4:Tabela.H4</svg:desc>
                </draw:g>
              </table:table-cell>
              <table:table-cell office:value-type="string">
                <text:p>PIB-REAL</text:p>
                <draw:g>
                  <svg:desc>Tabela.G4:Tabela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6</text:p>
                <draw:g>
                  <svg:desc>Tabela.A5:Tabela.A25</svg:desc>
                </draw:g>
              </table:table-cell>
              <table:table-cell office:value-type="float" office:value="854764">
                <text:p>854764</text:p>
                <draw:g>
                  <svg:desc>Tabela.B5:Tabela.B25</svg:desc>
                </draw:g>
              </table:table-cell>
              <table:table-cell office:value-type="float" office:value="2208710.176">
                <text:p>2208710.176</text:p>
                <draw:g>
                  <svg:desc>Tabela.H5:Tabela.H25</svg:desc>
                </draw:g>
              </table:table-cell>
              <table:table-cell office:value-type="float" office:value="854764">
                <text:p>854764</text:p>
                <draw:g>
                  <svg:desc>Tabela.G5:Tabela.G25</svg:desc>
                </draw:g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52089">
                <text:p>952089</text:p>
              </table:table-cell>
              <table:table-cell office:value-type="float" office:value="2284306.38440112">
                <text:p>2284306.38440112</text:p>
              </table:table-cell>
              <table:table-cell office:value-type="float" office:value="884019.498607242">
                <text:p>884019.49860724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02351">
                <text:p>1002351</text:p>
              </table:table-cell>
              <table:table-cell office:value-type="float" office:value="2300244.21314387">
                <text:p>2300244.21314387</text:p>
              </table:table-cell>
              <table:table-cell office:value-type="float" office:value="890187.388987567">
                <text:p>890187.38898756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87710">
                <text:p>1087710</text:p>
              </table:table-cell>
              <table:table-cell office:value-type="float" office:value="2330549.45273632">
                <text:p>2330549.45273632</text:p>
              </table:table-cell>
              <table:table-cell office:value-type="float" office:value="901915.422885572">
                <text:p>901915.42288557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199092">
                <text:p>1199092</text:p>
              </table:table-cell>
              <table:table-cell office:value-type="float" office:value="2455193.12836767">
                <text:p>2455193.12836767</text:p>
              </table:table-cell>
              <table:table-cell office:value-type="float" office:value="950152.139461173">
                <text:p>950152.13946117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315755">
                <text:p>1315755</text:p>
              </table:table-cell>
              <table:table-cell office:value-type="float" office:value="2529695.625">
                <text:p>2529695.625</text:p>
              </table:table-cell>
              <table:table-cell office:value-type="float" office:value="978984.375">
                <text:p>978984.37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488787">
                <text:p>1488787</text:p>
              </table:table-cell>
              <table:table-cell office:value-type="float" office:value="2667840.22746186">
                <text:p>2667840.22746186</text:p>
              </table:table-cell>
              <table:table-cell office:value-type="float" office:value="1032445.90846047">
                <text:p>1032445.9084604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717950">
                <text:p>1717950</text:p>
              </table:table-cell>
              <table:table-cell office:value-type="float" office:value="2804284.77574226">
                <text:p>2804284.77574226</text:p>
              </table:table-cell>
              <table:table-cell office:value-type="float" office:value="1085249.52621605">
                <text:p>1085249.5262160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957751">
                <text:p>1957751</text:p>
              </table:table-cell>
              <table:table-cell office:value-type="float" office:value="3045652.36845274">
                <text:p>3045652.36845274</text:p>
              </table:table-cell>
              <table:table-cell office:value-type="float" office:value="1178658.03732691">
                <text:p>1178658.0373269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170585">
                <text:p>2170585</text:p>
              </table:table-cell>
              <table:table-cell office:value-type="float" office:value="3232732.93371758">
                <text:p>3232732.93371758</text:p>
              </table:table-cell>
              <table:table-cell office:value-type="float" office:value="1251057.63688761">
                <text:p>1251057.6368876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409450">
                <text:p>2409450</text:p>
              </table:table-cell>
              <table:table-cell office:value-type="float" office:value="3453144.09317804">
                <text:p>3453144.09317804</text:p>
              </table:table-cell>
              <table:table-cell office:value-type="float" office:value="1336356.07321131">
                <text:p>1336356.0732113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720263">
                <text:p>2720263</text:p>
              </table:table-cell>
              <table:table-cell office:value-type="float" office:value="3764948.89769684">
                <text:p>3764948.89769684</text:p>
              </table:table-cell>
              <table:table-cell office:value-type="float" office:value="1457023.56722014">
                <text:p>1457023.5672201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109803">
                <text:p>3109803</text:p>
              </table:table-cell>
              <table:table-cell office:value-type="float" office:value="4110348.31304348">
                <text:p>4110348.31304348</text:p>
              </table:table-cell>
              <table:table-cell office:value-type="float" office:value="1590692.07161125">
                <text:p>1590692.0716112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333039">
                <text:p>3333039</text:p>
              </table:table-cell>
              <table:table-cell office:value-type="float" office:value="4246830.75739645">
                <text:p>4246830.75739645</text:p>
              </table:table-cell>
              <table:table-cell office:value-type="float" office:value="1643510.35502959">
                <text:p>1643510.3550295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885847">
                <text:p>3885847</text:p>
              </table:table-cell>
              <table:table-cell office:value-type="float" office:value="4754274.9280303">
                <text:p>4754274.9280303</text:p>
              </table:table-cell>
              <table:table-cell office:value-type="float" office:value="1839889.6780303">
                <text:p>1839889.678030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376382">
                <text:p>4376382</text:p>
              </table:table-cell>
              <table:table-cell office:value-type="float" office:value="5151968.60501139">
                <text:p>5151968.60501139</text:p>
              </table:table-cell>
              <table:table-cell office:value-type="float" office:value="1993795.89977221">
                <text:p>1993795.8997722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4814760">
                <text:p>4814760</text:p>
              </table:table-cell>
              <table:table-cell office:value-type="float" office:value="5471125.69920844">
                <text:p>5471125.69920844</text:p>
              </table:table-cell>
              <table:table-cell office:value-type="float" office:value="2117308.70712401">
                <text:p>2117308.7071240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331619">
                <text:p>5331619</text:p>
              </table:table-cell>
              <table:table-cell office:value-type="float" office:value="5865007.87398893">
                <text:p>5865007.87398893</text:p>
              </table:table-cell>
              <table:table-cell office:value-type="float" office:value="2269739.8893146">
                <text:p>2269739.889314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778953">
                <text:p>5778953</text:p>
              </table:table-cell>
              <table:table-cell office:value-type="float" office:value="6152787.20725175">
                <text:p>6152787.20725175</text:p>
              </table:table-cell>
              <table:table-cell office:value-type="float" office:value="2381109.60032962">
                <text:p>2381109.6003296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995787">
                <text:p>5995787</text:p>
              </table:table-cell>
              <table:table-cell office:value-type="float" office:value="6189817.66200559">
                <text:p>6189817.66200559</text:p>
              </table:table-cell>
              <table:table-cell office:value-type="float" office:value="2395440.27167399">
                <text:p>2395440.2716739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267205">
                <text:p>6267205</text:p>
              </table:table-cell>
              <table:table-cell office:value-type="float" office:value="6267205">
                <text:p>6267205</text:p>
              </table:table-cell>
              <table:table-cell office:value-type="float" office:value="2425388.93188854">
                <text:p>2425388.93188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